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DejaVu Sans Mono" fo:font-size="12pt" officeooo:rsid="00127b1d" officeooo:paragraph-rsid="00127b1d" style:font-size-asian="10.5pt" style:font-size-complex="12pt"/>
    </style:style>
    <style:style style:name="P2" style:family="paragraph" style:parent-style-name="Preformatted_20_Text" style:list-style-name="L2">
      <style:text-properties style:font-name="DejaVu Sans Mono" fo:font-size="12pt" officeooo:rsid="00127b1d" officeooo:paragraph-rsid="00127b1d" style:font-size-asian="10.5pt" style:font-size-complex="12pt"/>
    </style:style>
    <style:style style:name="P3" style:family="paragraph" style:parent-style-name="Preformatted_20_Text">
      <style:text-properties style:font-name="DejaVu Sans Mono" fo:font-size="12pt" officeooo:rsid="000f8b15" officeooo:paragraph-rsid="000f8b15" style:font-size-asian="10.5pt" style:font-size-complex="12pt"/>
    </style:style>
    <style:style style:name="P4" style:family="paragraph" style:parent-style-name="Preformatted_20_Text" style:list-style-name="L1">
      <style:text-properties style:font-name="DejaVu Sans Mono" fo:font-size="12pt" officeooo:rsid="000f8b15" officeooo:paragraph-rsid="000f8b15" style:font-size-asian="10.5pt" style:font-size-complex="12pt"/>
    </style:style>
    <style:style style:name="P5" style:family="paragraph" style:parent-style-name="Preformatted_20_Text" style:list-style-name="L2">
      <style:text-properties style:font-name="DejaVu Sans Mono" fo:font-size="12pt" officeooo:rsid="001048a4" officeooo:paragraph-rsid="001048a4" style:font-size-asian="10.5pt" style:font-size-complex="12pt"/>
    </style:style>
    <style:style style:name="P6" style:family="paragraph" style:parent-style-name="Preformatted_20_Text" style:list-style-name="L2">
      <style:text-properties style:font-name="DejaVu Sans Mono" fo:font-size="12pt" officeooo:rsid="00124083" officeooo:paragraph-rsid="00124083" style:font-size-asian="10.5pt" style:font-size-complex="12pt"/>
    </style:style>
    <style:style style:name="P7" style:family="paragraph" style:parent-style-name="Preformatted_20_Text">
      <style:text-properties style:font-name="DejaVu Sans Mono" fo:font-size="12pt" officeooo:rsid="00124083" officeooo:paragraph-rsid="00124083" style:font-size-asian="10.5pt" style:font-size-complex="12pt"/>
    </style:style>
    <style:style style:name="P8" style:family="paragraph" style:parent-style-name="Preformatted_20_Text">
      <style:text-properties style:font-name="DejaVu Sans Mono" fo:font-size="12pt" fo:font-weight="bold" officeooo:rsid="000f8b15" officeooo:paragraph-rsid="000f8b15" style:font-size-asian="10.5pt" style:font-weight-asian="bold" style:font-size-complex="12pt" style:font-weight-complex="bold"/>
    </style:style>
    <style:style style:name="P9" style:family="paragraph" style:parent-style-name="Preformatted_20_Text">
      <style:text-properties style:font-name="DejaVu Sans Mono" fo:font-size="12pt" fo:font-weight="bold" officeooo:rsid="001048a4" officeooo:paragraph-rsid="001048a4" style:font-size-asian="10.5pt" style:font-weight-asian="bold" style:font-size-complex="12pt" style:font-weight-complex="bold"/>
    </style:style>
    <style:style style:name="P10" style:family="paragraph" style:parent-style-name="Preformatted_20_Text">
      <style:text-properties style:font-name="DejaVu Sans Mono" fo:font-size="12pt" fo:font-weight="bold" officeooo:rsid="001312e0" officeooo:paragraph-rsid="001312e0" style:font-size-asian="10.5pt" style:font-weight-asian="bold" style:font-size-complex="12pt" style:font-weight-complex="bold"/>
    </style:style>
    <style:style style:name="P11" style:family="paragraph" style:parent-style-name="Preformatted_20_Text">
      <style:text-properties style:font-name="DejaVu Sans Mono" officeooo:rsid="000f8b15" officeooo:paragraph-rsid="000f8b15"/>
    </style:style>
    <style:style style:name="P12" style:family="paragraph" style:parent-style-name="Preformatted_20_Text" style:list-style-name="L3">
      <style:text-properties style:text-position="0% 100%" style:font-name="DejaVu Sans Mono" fo:font-size="12pt" fo:font-weight="normal" officeooo:rsid="001312e0" officeooo:paragraph-rsid="001312e0" style:font-size-asian="10.5pt" style:font-weight-asian="normal" style:font-size-complex="12pt" style:font-weight-complex="normal"/>
    </style:style>
    <style:style style:name="P13" style:family="paragraph" style:parent-style-name="Preformatted_20_Text" style:list-style-name="L4">
      <style:text-properties officeooo:paragraph-rsid="00124083"/>
    </style:style>
    <style:style style:name="T1" style:family="text">
      <style:text-properties officeooo:rsid="00124083"/>
    </style:style>
    <style:style style:name="T2" style:family="text">
      <style:text-properties officeooo:rsid="00127b1d"/>
    </style:style>
    <style:style style:name="T3" style:family="text">
      <style:text-properties fo:font-weight="normal" style:font-weight-asian="normal" style:font-weight-complex="normal"/>
    </style:style>
    <style:style style:name="T4" style:family="text">
      <style:text-properties style:font-name="DejaVu Sans Mono" fo:font-size="12pt" officeooo:rsid="00127b1d" style:font-size-asian="10.5pt" style:font-size-complex="12pt"/>
    </style:style>
    <style:style style:name="T5" style:family="text">
      <style:text-properties officeooo:rsid="0013ea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Liu, Romar Lamanilao, and Brennan Wilkes</text:p>
      <text:p text:style-name="P3"/>
      <text:p text:style-name="P8">IDS Term 2 Proposal:</text:p>
      <text:list xml:id="list5191368910807828811" text:style-name="L1">
        <text:list-item>
          <text:p text:style-name="P4">For our second term IDS project, we will continue working on our 3d game in Panda3d. Many features have already been completed in the first term, but there are still aspects of the game we need to work on, which are listed below.</text:p>
        </text:list-item>
      </text:list>
      <text:p text:style-name="P3"/>
      <text:p text:style-name="P9">Features to be completed:</text:p>
      <text:list xml:id="list3136213492214606411" text:style-name="L2">
        <text:list-item>
          <text:p text:style-name="P5">2-4 modeled ranged weapons</text:p>
        </text:list-item>
        <text:list-item>
          <text:p text:style-name="P5">2-4 modeled melee weapons</text:p>
        </text:list-item>
        <text:list-item>
          <text:p text:style-name="P5">Animated weapons</text:p>
        </text:list-item>
        <text:list-item>
          <text:p text:style-name="P5">Animated character (Running, Crouching, Crawling)</text:p>
        </text:list-item>
        <text:list-item>
          <text:p text:style-name="P2">Basic storyline</text:p>
        </text:list-item>
        <text:list-item>
          <text:p text:style-name="P5">Enemies and NPCs</text:p>
        </text:list-item>
        <text:list-item>
          <text:p text:style-name="P5">Items which can be picked up</text:p>
        </text:list-item>
        <text:list-item>
          <text:p text:style-name="P5">Health, Food, Water, <text:span text:style-name="T1">Inventory, and Weapon</text:span> systems</text:p>
        </text:list-item>
        <text:list-item>
          <text:p text:style-name="P6">Dynamic loading of scenery</text:p>
        </text:list-item>
      </text:list>
      <text:p text:style-name="P7"/>
      <text:p text:style-name="P10">Work Division:<text:span text:style-name="T3"> </text:span></text:p>
      <text:list xml:id="list2920401021088028665" text:style-name="L3">
        <text:list-item>
          <text:p text:style-name="P12">Work division will be identical to the first term. We will be able to work on different systems on the game simultaneously, utilizing git's branching system and merges. The work will be divided equally.</text:p>
        </text:list-item>
      </text:list>
      <text:p text:style-name="P7"/>
      <text:p text:style-name="P10">Note:</text:p>
      <text:list xml:id="list5278631545708564734" text:style-name="L4">
        <text:list-item>
          <text:p text:style-name="P13"><text:span text:style-name="T4">Testing files (in test/) should also be considered, as they are a necessary process in learning the Panda3d system.</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5T10:53:50.248587441</dc:date>
    <meta:editing-duration>PT18M22S</meta:editing-duration>
    <meta:editing-cycles>5</meta:editing-cycles>
    <meta:generator>LibreOffice/4.3.7.2$Linux_X86_64 LibreOffice_project/430$Build-2</meta:generator>
    <meta:document-statistic meta:table-count="0" meta:image-count="0" meta:object-count="0" meta:page-count="1" meta:paragraph-count="17" meta:word-count="163" meta:character-count="922" meta:non-whitespace-character-count="787"/>
  </office:meta>
</office:document-meta>
</file>